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style:text-underline-style="none" style:font-style-asian="italic" style:font-style-complex="italic"/>
    </style:style>
    <style:style style:name="ce4" style:family="table-cell" style:parent-style-name="Default">
      <style:text-properties fo:color="#00a933"/>
    </style:style>
    <style:style style:name="ce5" style:family="table-cell" style:parent-style-name="Default">
      <style:text-properties fo:color="#00a933" fo:font-style="italic" style:font-style-asian="italic" style:font-style-complex="italic"/>
    </style:style>
    <style:style style:name="ce1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CAP 1, 2 e 3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AP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P. Avaliação</text:p>
          </table:table-cell>
          <table:table-cell table:style-name="ce1" office:value-type="string" calcext:value-type="string">
            <text:p>Emerson</text:p>
          </table:table-cell>
          <table:table-cell table:style-name="ce1" office:value-type="string" calcext:value-type="string">
            <text:p>Expedito</text:p>
          </table:table-cell>
          <table:table-cell table:style-name="ce1" office:value-type="string" calcext:value-type="string">
            <text:p>Felipe</text:p>
          </table:table-cell>
          <table:table-cell table:style-name="ce1" office:value-type="string" calcext:value-type="string">
            <text:p>Jul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6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roblem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.7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5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6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9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7</text:p>
          </table:table-cell>
          <table:table-cell table:style-name="ce11" office:value-type="string" calcext:value-type="string">
            <text:p>n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1.7</text:p>
          </table:table-cell>
          <table:table-cell table:number-columns-repeated="4" table:style-name="ce4" office:value-type="string" calcext:value-type="string">
            <text:p>opcion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P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P. Avaliaçã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1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5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6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7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8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9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0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roblem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18</text:p>
          </table:table-cell>
          <table:table-cell office:value-type="string" calcext:value-type="string">
            <text:p>ok</text:p>
          </table:table-cell>
          <table:table-cell table:style-name="ce11" office:value-type="string" calcext:value-type="string">
            <text:p>nop</text:p>
          </table:table-cell>
          <table:table-cell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3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4</text:p>
          </table:table-cell>
          <table:table-cell table:number-columns-repeated="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25</text:p>
          </table:table-cell>
          <table:table-cell table:number-columns-repeated="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26</text:p>
          </table:table-cell>
          <table:table-cell table:number-columns-repeated="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2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p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.2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p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2.3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31</text:p>
          </table:table-cell>
          <table:table-cell table:number-columns-repeated="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33</text:p>
          </table:table-cell>
          <table:table-cell table:number-columns-repeated="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34</text:p>
          </table:table-cell>
          <table:table-cell table:number-columns-repeated="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35</text:p>
          </table:table-cell>
          <table:table-cell table:number-columns-repeated="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36</text:p>
          </table:table-cell>
          <table:table-cell table:number-columns-repeated="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3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38</text:p>
          </table:table-cell>
          <table:table-cell table:number-columns-repeated="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39</text:p>
          </table:table-cell>
          <table:table-cell table:number-columns-repeated="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AP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P. Avaliação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3.8</text:p>
          </table:table-cell>
          <table:table-cell office:value-type="string" calcext:value-type="string">
            <text:p>ok</text:p>
          </table:table-cell>
          <table:table-cell table:style-name="ce11" office:value-type="string" calcext:value-type="string">
            <text:p>nop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roblem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.3</text:p>
          </table:table-cell>
          <table:table-cell table:number-columns-repeated="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4</text:p>
          </table:table-cell>
          <table:table-cell table:number-columns-repeated="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5</text:p>
          </table:table-cell>
          <table:table-cell table:number-columns-repeated="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6</text:p>
          </table:table-cell>
          <table:table-cell table:number-columns-repeated="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7</text:p>
          </table:table-cell>
          <table:table-cell table:number-columns-repeated="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1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13</text:p>
          </table:table-cell>
          <table:table-cell table:number-columns-repeated="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15</text:p>
          </table:table-cell>
          <table:table-cell table:style-name="ce11" office:value-type="string" calcext:value-type="string">
            <text:p>nop</text:p>
          </table:table-cell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18</text:p>
          </table:table-cell>
          <table:table-cell table:number-columns-repeated="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19</text:p>
          </table:table-cell>
          <table:table-cell table:number-columns-repeated="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2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21</text:p>
          </table:table-cell>
          <table:table-cell table:number-columns-repeated="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29</text:p>
          </table:table-cell>
          <table:table-cell table:number-columns-repeated="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3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31</text:p>
          </table:table-cell>
          <table:table-cell table:number-columns-repeated="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32</text:p>
          </table:table-cell>
          <table:table-cell table:number-columns-repeated="2"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valiação</text:p>
          </table:table-cell>
          <table:table-cell table:number-columns-repeated="7"/>
        </table:table-row>
      </table:table>
      <table:table table:name="CAP 4" table:style-name="ta1"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AP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. Avaliação</text:p>
          </table:table-cell>
          <table:table-cell table:style-name="ce1" office:value-type="string" calcext:value-type="string">
            <text:p>Emerson</text:p>
          </table:table-cell>
          <table:table-cell table:style-name="ce1" office:value-type="string" calcext:value-type="string">
            <text:p>Expedito</text:p>
          </table:table-cell>
          <table:table-cell table:style-name="ce1" office:value-type="string" calcext:value-type="string">
            <text:p>Felipe</text:p>
          </table:table-cell>
          <table:table-cell table:style-name="ce1"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2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roblem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9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valiação</text:p>
          </table:table-cell>
          <table:table-cell table:number-columns-repeated="4"/>
        </table:table-row>
      </table:table>
      <table:table table:name="CAP 5" table:style-name="ta1"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AP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. Avaliação</text:p>
          </table:table-cell>
          <table:table-cell table:style-name="ce1" office:value-type="string" calcext:value-type="string">
            <text:p>Emerson</text:p>
          </table:table-cell>
          <table:table-cell table:style-name="ce1" office:value-type="string" calcext:value-type="string">
            <text:p>Expedito</text:p>
          </table:table-cell>
          <table:table-cell table:style-name="ce1" office:value-type="string" calcext:value-type="string">
            <text:p>Felipe</text:p>
          </table:table-cell>
          <table:table-cell table:style-name="ce1"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5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5.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roblem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3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5.44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5.4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valiação</text:p>
          </table:table-cell>
          <table:table-cell table:number-columns-repeated="4"/>
        </table:table-row>
      </table:table>
      <table:table table:name="CAP 6" table:style-name="ta1"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AP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. Avaliação</text:p>
          </table:table-cell>
          <table:table-cell table:style-name="ce1" office:value-type="string" calcext:value-type="string">
            <text:p>Emerson</text:p>
          </table:table-cell>
          <table:table-cell table:style-name="ce1" office:value-type="string" calcext:value-type="string">
            <text:p>Expedito</text:p>
          </table:table-cell>
          <table:table-cell table:style-name="ce1" office:value-type="string" calcext:value-type="string">
            <text:p>Felipe</text:p>
          </table:table-cell>
          <table:table-cell table:style-name="ce1"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.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roblem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.3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valiação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4"/>
          <table:table-cell table:number-columns-repeated="4"/>
        </table:table-row>
        <table:table-row table:style-name="ro1">
          <table:table-cell table:style-name="ce4"/>
          <table:table-cell table:number-columns-repeated="4"/>
        </table:table-row>
      </table:table>
      <table:table table:name="CAP7" table:style-name="ta1"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AP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. Avaliação</text:p>
          </table:table-cell>
          <table:table-cell table:style-name="ce1" office:value-type="string" calcext:value-type="string">
            <text:p>Emerson</text:p>
          </table:table-cell>
          <table:table-cell table:style-name="ce1" office:value-type="string" calcext:value-type="string">
            <text:p>Expedito</text:p>
          </table:table-cell>
          <table:table-cell table:style-name="ce1" office:value-type="string" calcext:value-type="string">
            <text:p>Felipe</text:p>
          </table:table-cell>
          <table:table-cell table:style-name="ce1"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7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.1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roblem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.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.9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valiação</text:p>
          </table:table-cell>
          <table:table-cell table:number-columns-repeated="4"/>
        </table:table-row>
      </table:table>
      <table:table table:name="CAP8" table:style-name="ta1"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AP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. Avaliação</text:p>
          </table:table-cell>
          <table:table-cell table:style-name="ce1" office:value-type="string" calcext:value-type="string">
            <text:p>Emerson</text:p>
          </table:table-cell>
          <table:table-cell table:style-name="ce1" office:value-type="string" calcext:value-type="string">
            <text:p>Expedito</text:p>
          </table:table-cell>
          <table:table-cell table:style-name="ce1" office:value-type="string" calcext:value-type="string">
            <text:p>Felipe</text:p>
          </table:table-cell>
          <table:table-cell table:style-name="ce1"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8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8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roblem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5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valiação</text:p>
          </table:table-cell>
          <table:table-cell table:number-columns-repeated="4"/>
        </table:table-row>
      </table:table>
      <table:table table:name="CAP9" table:style-name="ta1"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AP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. Avaliação</text:p>
          </table:table-cell>
          <table:table-cell table:style-name="ce1" office:value-type="string" calcext:value-type="string">
            <text:p>Emerson</text:p>
          </table:table-cell>
          <table:table-cell table:style-name="ce1" office:value-type="string" calcext:value-type="string">
            <text:p>Expedito</text:p>
          </table:table-cell>
          <table:table-cell table:style-name="ce1" office:value-type="string" calcext:value-type="string">
            <text:p>Felipe</text:p>
          </table:table-cell>
          <table:table-cell table:style-name="ce1"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9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1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roblem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6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valiaçã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0">00/00/0000</text:date>, <text:time style:data-style-name="N2" text:time-value="00:19:26.928467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2T11:29:07.663435145</meta:creation-date>
    <dc:date>2025-07-20T01:02:37.011350500</dc:date>
    <meta:editing-duration>P4DT15H5M11S</meta:editing-duration>
    <meta:editing-cycles>19</meta:editing-cycles>
    <meta:generator>LibreOffice/25.2.4.3$Windows_X86_64 LibreOffice_project/33e196637044ead23f5c3226cde09b47731f7e27</meta:generator>
    <meta:document-statistic meta:table-count="7" meta:cell-count="397" meta:object-count="0"/>
  </office:meta>
</office:document-meta>
</file>